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HK" svg:font-family="'AR PL UKai HK'"/>
    <style:font-face style:name="Lohit Hindi1" svg:font-family="'Lohit Hindi'"/>
    <style:font-face style:name="Padauk" svg:font-family="Padauk" style:font-adornments="Regular"/>
    <style:font-face style:name="Padauk Book" svg:font-family="'Padauk Book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b092b" officeooo:paragraph-rsid="001b092b" style:font-size-asian="10.5pt" style:font-name-complex="Padauk" style:language-complex="zxx" style:country-complex="none"/>
    </style:style>
    <style:style style:name="P2" style:family="paragraph" style:parent-style-name="Standard">
      <style:text-properties officeooo:rsid="001b8b78" officeooo:paragraph-rsid="001b8b78" style:font-size-asian="10.5pt" style:font-name-complex="Padauk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officeooo:rsid="001b8b78" officeooo:paragraph-rsid="001b8b78" style:font-size-asian="10.5pt" style:font-name-complex="Padauk" style:language-complex="zxx" style:country-complex="none"/>
    </style:style>
    <style:style style:name="P4" style:family="paragraph" style:parent-style-name="Standard">
      <style:paragraph-properties fo:text-align="start" style:justify-single-word="false"/>
      <style:text-properties officeooo:rsid="001b8b78" officeooo:paragraph-rsid="001b8b78" style:font-size-asian="10.5pt" style:font-name-complex="Padauk" style:language-complex="zxx" style:country-complex="none"/>
    </style:style>
    <style:style style:name="P5" style:family="paragraph" style:parent-style-name="Standard">
      <style:paragraph-properties fo:text-align="start" style:justify-single-word="false" fo:break-before="page"/>
      <style:text-properties officeooo:rsid="001b8b78" officeooo:paragraph-rsid="001b8b78" style:font-size-asian="10.5pt" style:font-name-complex="Padauk" style:language-complex="zxx" style:country-complex="none"/>
    </style:style>
    <style:style style:name="T1" style:family="text">
      <style:text-properties style:font-name="Padauk Book" style:font-name-complex="Padauk Book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N11 supplementary notes</text:p>
      <text:p text:style-name="P1"/>
      <text:p text:style-name="P2">Khamti Shan လဠ ကနႉတတးၵမြနးတစ ႈ</text:p>
      <text:p text:style-name="P2">Support for Khamti Shan is added in Unicode 5.2. The most noticeable feature of the writing system is</text:p>
      <text:p text:style-name="P2">that many characters have a stylistic dot added to them. This dot does not necessarily make them a</text:p>
      <text:p text:style-name="P2">different character since the dot is only considered to be stylistic rather than a normative part of the</text:p>
      <text:p text:style-name="P2">character.</text:p>
      <text:p text:style-name="P2">Language Tag</text:p>
      <text:p text:style-name="P2">kht-Mymr – <text:span text:style-name="T1">လဠ ကန်ႉတတးၵမြန်းတစႈ ( ၵမြန်း )</text:span> Khamti Shan</text:p>
      <text:p text:style-name="P2">Alphabet</text:p>
      <text:p text:style-name="P2">Consonants</text:p>
      <text:p text:style-name="P2">က ၵ ꩱ ဂ င ꩡ ꩢ ꩣ ꩤ ꩥ ꩦ ꩧ ꩨ ꩩ ၼ</text:p>
      <text:p text:style-name="P2">1000 1075 AA71 1002 1004 AA61 AA62 AA63 AA64 AA65 AA66 AA67 AA68 AA69 107C</text:p>
      <text:p text:style-name="P2">တ ထ ၻ ꩪ ꩫ ပ ၸ ၿ ၹ မ ယ ရ လ ဝ ꩬ</text:p>
      <text:p text:style-name="P2">1010 1011 107B AA6A AA6B 1015 1078 107F 1079 1019 101A 101B 101C 101D AA6C</text:p>
      <text:p text:style-name="P2">ꩭ ꩮ</text:p>
      <text:p text:style-name="P2">ဢ</text:p>
      <text:p text:style-name="P2">ꩯ</text:p>
      <text:p text:style-name="P2">ႀ</text:p>
      <text:p text:style-name="P2">AA6D AA6E 1022 AA6F 1080</text:p>
      <text:p text:style-name="P2">Medials</text:p>
      <text:p text:style-name="P2">ါဖ</text:p>
      <text:p text:style-name="P2">မါ</text:p>
      <text:p text:style-name="P2">ါ</text:p>
      <text:p text:style-name="P2">103B 103C 103D</text:p>
      <text:p text:style-name="P2">Vowels</text:p>
      <text:p text:style-name="P2">There are no independent vowels in Khamti Shan</text:p>
      <text:p text:style-name="P2">ါH ါႃ ါ ါ ါ ါဲ ါခ ါ ရါ ႄါ ါန်</text:p>
      <text:p text:style-name="P2">ႂ ါ ံ</text:p>
      <text:p text:style-name="P2">1062 1083 102D 102E 1085 1032 102F 1030 1031 1084 1082 103A 1036</text:p>
      <text:p text:style-name="P2">ါ ါ ါ ါ ါ ါ ါ 109A 1089 109B 1087 1088 1038 108A</text:p>
      <text:p text:style-name="P2">Tones</text:p>
      <text:p text:style-name="P2">Notice that the unmarked tone is in fact tone 7 and is sorted before tone 8 U+108A .</text:p>
      <text:p text:style-name="P2">Digits</text:p>
      <text:p text:style-name="P2">Khamti Shan uses the Shan digits.</text:p>
      <text:p text:style-name="P2">Logograms</text:p>
      <text:p text:style-name="P2">Khamti Shan has 3 characters which can each take tone but that represent complete syllables</text:p>
      <text:p text:style-name="P2">ꩴ</text:p>
      <text:p text:style-name="P2">ꩵ</text:p>
      <text:p text:style-name="P2">ꩶ</text:p>
      <text:p text:style-name="P2">AA74 AA75 AA76</text:p>
      <text:p text:style-name="P2"/>
      <text:p text:style-name="P2"/>
      <text:p text:style-name="P2">Finals</text:p>
      <text:p text:style-name="P2">The following consonants may occur with an asat at the end of a syllable. Khamti does not chain</text:p>
      <text:p text:style-name="P2">syllables.</text:p>
      <text:p text:style-name="P2"><text:soft-page-break/>က င ꩥ တ ꩫ ပ မ ဝ</text:p>
      <text:p text:style-name="P2">1000 1004 AA65 1010 AA6B 1015 1019 101D</text:p>
      <text:p text:style-name="P2">Reduplication</text:p>
      <text:p text:style-name="P2">The reduplication character is functionally similar to the corresponding character in Thai ๆ U+0E46 THAI</text:p>
      <text:p text:style-name="P2">CHARACTER MAIMAYOK . It is a spacing character.</text:p>
      <text:p text:style-name="P2">ꩰ</text:p>
      <text:p text:style-name="P2">AA70</text:p>
      <text:p text:style-name="P2">The reduplication character ligates with two diacritics. This ligation may also occur across a tone mark.</text:p>
      <text:p text:style-name="P2">ါဲ ါ်</text:p>
      <text:p text:style-name="P2">1032 AA70 103A AA70</text:p>
      <text:p text:style-name="P2">Historic Khamti Shan</text:p>
      <text:p text:style-name="P2">The Khamti Shan script has undergone script development and as such there are some transition</text:p>
      <text:p text:style-name="P2">characters that are no longer used. But due to the existence of documents using these characters, they are</text:p>
      <text:p text:style-name="P2">included in Unicode and sort at the end of the list of consonants in this order.</text:p>
      <text:p text:style-name="P2">ꩠ</text:p>
      <text:p text:style-name="P2">ꩲ</text:p>
      <text:p text:style-name="P2">ꩳ</text:p>
      <text:p text:style-name="P2">AA60 AA72 AA73</text:p>
      <text:p text:style-name="P2">Examples</text:p>
      <text:p text:style-name="P2">Text Unicode</text:p>
      <text:p text:style-name="P2">ကန်</text:p>
      <text:p text:style-name="P2">ႂ ထတွ က ် 1000 1082 103A 109B 1011 103D 1000 103A 1089 AA70</text:p>
      <text:p text:style-name="P2">ကႃ ꩰမႅ ပ ် 1000 1083 109B AA70 1019 1085 1015 103A 1089 AA70</text:p>
      <text:p text:style-name="P2">ကရူ ꩥန် ꩢစ ꩫ 1000 1030 AA65 103A 109B AA62 102E 1038 AA6B 102E</text:p>
      <text:p text:style-name="P2">ၵဲ 1075 1032 1087 AA70</text:p>
      <text:p text:style-name="P2">ꩡရူ ဝ် AA61 1030 101D 103A 1038 AA70</text:p>
      <text:p text:style-name="P2">ꩡဝန် AA61 101D 103A 109B</text:p>
      <text:p text:style-name="P2">ꩢHဲ ꩫႅတန် AA62 1062 1032 AA6B 1085 1010 103A</text:p>
      <text:p text:style-name="P2">ꩥတွပန် AA65 103D 1015 103A 1089</text:p>
      <text:p text:style-name="P2">တHပန် ရꩭ 1010 1062 1015 103A 1089 AA6D 1031 1087</text:p>
      <text:p text:style-name="P2">ꩫHဲ ၵင် AA6B 1062 1032 AA70 1075 1004 103A 1038 AA70</text:p>
      <text:p text:style-name="P2">ꩫႃ AA6B 1083</text:p>
      <text:p text:style-name="P2">ၸ်</text:p>
      <text:p text:style-name="P2">ႂ မꩫ် 1078 1082 103A AA70 1019 AA6B 103A 1038 AA70</text:p>
      <text:p text:style-name="P2">ꩭရူ ဠ ဝန် ၵတွ မန် AA6D 102D 1030 101D 103A 1038 1075 103D 1019 103A 109B</text:p>
      <text:p text:style-name="P2">ꩴ AA74 108A</text:p>
      <text:p text:style-name="P2">ꩴ AA74 1038</text:p>
      <text:p text:style-name="P2"/>
      <text:p text:style-name="P2"/>
      <text:p text:style-name="P2">Sorting</text:p>
      <text:p text:style-name="P2">PreProcessing</text:p>
      <text:p text:style-name="P2">1</text:p>
      <text:p text:style-name="P2">Regular Expression Match Replacement</text:p>
      <text:p text:style-name="P2"><text:soft-page-break/>((?:[\u108A\u1062\u1083\u102D\u102E\u1085\u1032\u102F</text:p>
      <text:p text:style-name="P2">\u1030\u1031\u1084\u1036]|\u1082\u103A)?)([\u1000\u1004</text:p>
      <text:p text:style-name="P2">\uAA65\u1010\uAA6B\u1015\u1019\u101D])(\u103A) \3\2\1</text:p>
      <text:p text:style-name="P2">Here we reorder the final consonants before the vowel. Notice that we reorder the final marker before the</text:p>
      <text:p text:style-name="P2">consonant. This enables the sorting to not have to list explicit final consonants in the order.</text:p>
      <text:p text:style-name="P2">Order</text:p>
      <text:p text:style-name="P2">1</text:p>
      <text:p text:style-name="P2">2</text:p>
      <text:p text:style-name="P2">3</text:p>
      <text:p text:style-name="P2">4</text:p>
      <text:p text:style-name="P2">5</text:p>
      <text:p text:style-name="P2">6</text:p>
      <text:p text:style-name="P2">7</text:p>
      <text:p text:style-name="P2">8</text:p>
      <text:p text:style-name="P2">9</text:p>
      <text:p text:style-name="P2">&amp;\u1000 &lt; \u1075 &lt; \uAA60 &lt; \u1002 &lt; \u1004 &lt; \uAA61 &lt; \uAA62 &lt; \uAA63 &lt; \uAA64 &lt; \uAA65</text:p>
      <text:p text:style-name="P2">&lt; \uAA66 &lt; \uAA67 &lt; \uAA68 &lt; \uAA69 &lt; \u107C &lt; \u1010 &lt; \u1011 &lt; \u107B &lt; \uAA6A &lt; \uAA6B</text:p>
      <text:p text:style-name="P2">&lt; \u1015 &lt; \u1078 &lt; \u107F &lt; \u1019 &lt; \u101A &lt; \u101B &lt; \u101C &lt; \u101D &lt; \uAA6C &lt; \uAA6D</text:p>
      <text:p text:style-name="P2">&lt; \uAA6E &lt; \u1022 &lt; \uAA6F &lt; \u1080 &lt; \uAA74 &lt; \uAA75 &lt; \uAA76</text:p>
      <text:p text:style-name="P2">&amp;\u108A &lt; \u1062 &lt; \u1083 &lt; \u102D &lt; \u102E &lt; \u1085 &lt; \u1032 &lt; \u102F &lt; \u1030 &lt; \u1031</text:p>
      <text:p text:style-name="P2">&lt; \u1084 &lt; \u103A\u1082 &lt; \u1036</text:p>
      <text:p text:style-name="P2">&lt; \u103A</text:p>
      <text:p text:style-name="P2">&lt; \u103B &lt; \u103C &lt; \u103D</text:p>
      <text:p text:style-name="P2">&amp;\u109A &lt; \u1089 &lt; \u109B &lt; \u1087 &lt; \u1088 &lt; \u1038</text:p>
      <text:p text:style-name="P2">Since the basic consonant order is so different for Khamti Shan, we specify it in its entirety (lines 1-4).</text:p>
      <text:p text:style-name="P2">Vowels are specified following the first in the sequence (lines 5-6). Then we place the final consonant</text:p>
      <text:p text:style-name="P2">marker (line 7). This has the effect of forcing any following consonant to sort after the vowel rather than</text:p>
      <text:p text:style-name="P2">before it. The medials come next (line 8) so that their absence sorts earlier. The tones are ordered after</text:p>
      <text:p text:style-name="P2">their first (line 9).</text:p>
      <text:p text:style-name="P2"/>
      <text:p text:style-name="P2">Keyboarding</text:p>
      <text:p text:style-name="P2"/>
      <text:p text:style-name="P3"/>
      <text:p text:style-name="P3"/>
      <text:p text:style-name="P3"/>
      <text:p text:style-name="P3"/>
      <text:p text:style-name="P4"/>
      <text:p text:style-name="P5">Aiton &amp; Phake ဢဢႝ တတွ ၼန &amp; ၸႃရကန</text:p>
      <text:p text:style-name="P4">Aiton and Phake are closely related languages with nearly identical orthographies. The differences are</text:p>
      <text:p text:style-name="P4">purely stylistic. Aiton and Phake have their own font styles that are related to Khamti Shan but different.</text:p>
      <text:p text:style-name="P4">The style used here is Khamti Shan and not Aiton or Phake.</text:p>
      <text:p text:style-name="P4">Language Tag</text:p>
      <text:p text:style-name="P4">aio-Mymr, phk-Mymr – ဢဢႝ တတွ ၼန် ( ဢဢႝ ) Aiton, ၸႃရကန် ( ၸႃ ) Phake</text:p>
      <text:p text:style-name="P4">Alphabet</text:p>
      <text:p text:style-name="P4">Consonants</text:p>
      <text:p text:style-name="P4">က ၵ င ꩡ ၺ တ ထ ꩫ ပ ၸ မ ယ ꩺ လ ဝ</text:p>
      <text:p text:style-name="P4">1000 1075 1004 AA61 107A 1010 1011 AA6B 1015 1078 1019 101A AA7A 101C 101D</text:p>
      <text:p text:style-name="P4">ꩭ ဢ AA6D 1022</text:p>
      <text:p text:style-name="P4">Medials</text:p>
      <text:p text:style-name="P4">ါဖ မါ ါၞ</text:p>
      <text:p text:style-name="P4">103B 103C 105E</text:p>
      <text:p text:style-name="P4">Subjoined Consonants</text:p>
      <text:p text:style-name="P4">Aiton follows Burmese in using subjoined consonants to chain syllables in a polysyllabic word. The</text:p>
      <text:p text:style-name="P4">following subjoined characters exist:</text:p>
      <text:p text:style-name="P4">ါ ါ</text:p>
      <text:p text:style-name="P4">ါ</text:p>
      <text:p text:style-name="P4">ါ</text:p>
      <text:p text:style-name="P4">ါ</text:p>
      <text:p text:style-name="P4">ါ</text:p>
      <text:p text:style-name="P4">ါ</text:p>
      <text:p text:style-name="P4">1039 1000 1039 AA60 1039 1010 1039 1011 1039 1015 1039 101A 1039 101C</text:p>
      <text:p text:style-name="P4">Vowels</text:p>
      <text:p text:style-name="P4">These are final vowels that have no following consonant.</text:p>
      <text:p text:style-name="P4">ါႃ ါ ါ</text:p>
      <text:p text:style-name="P4">ါ</text:p>
      <text:p text:style-name="P4">ရါ</text:p>
      <text:p text:style-name="P4">ရါႃ</text:p>
      <text:p text:style-name="P4">ါခဝန်</text:p>
      <text:p text:style-name="P4">1083 109C 102E 1030 1031 1031 1083</text:p>
      <text:p text:style-name="P4">ါခဠဝန်</text:p>
      <text:p text:style-name="P4">102F 101D 103A 102D 102F 101D 103A</text:p>
      <text:p text:style-name="P4">These vowels are followed by a final consonant.</text:p>
      <text:p text:style-name="P4">ါ ါခ</text:p>
      <text:p text:style-name="P4">ါ</text:p>
      <text:p text:style-name="P4">ါခဠ</text:p>
      <text:p text:style-name="P4">102D 102F 103D 102D 102F</text:p>
      <text:p text:style-name="P4">Diphthongs</text:p>
      <text:p text:style-name="P4">ါ ါ် ါဢႝ</text:p>
      <text:p text:style-name="P4">ါဢႝတွ</text:p>
      <text:p text:style-name="P4">ရါ</text:p>
      <text:p text:style-name="P4">1036 103A 1036 109D 103D 109D 103D 1031 102D 102F 109C</text:p>
      <text:p text:style-name="P4"><text:soft-page-break/>Representing Myanmar in Unicode Page 49 of 67</text:p>
      <text:p text:style-name="P4">ါခဠ</text:p>
      <text:p text:style-name="P4">ါတွန်</text:p>
      <text:p text:style-name="P4">ါၞန်</text:p>
      <text:p text:style-name="P4">103A 103D 103A 105E</text:p>
      <text:p text:style-name="P4"/>
      <text:p text:style-name="P4"/>
      <text:p text:style-name="P4">Ligatures</text:p>
      <text:p text:style-name="P4">The following ligatures do not take diacritics, but are considered as words.</text:p>
      <text:p text:style-name="P4">꩷</text:p>
      <text:p text:style-name="P4">꩸</text:p>
      <text:p text:style-name="P4">꩹</text:p>
      <text:p text:style-name="P4">AA77 AA78 AA79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 PL UKai HK" svg:font-family="'AR PL UKai HK'"/>
    <style:font-face style:name="Lohit Hindi1" svg:font-family="'Lohit Hindi'"/>
    <style:font-face style:name="Padauk" svg:font-family="Padauk" style:font-adornments="Regular"/>
    <style:font-face style:name="Padauk Book" svg:font-family="'Padauk Book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letter-kerning="true" style:font-name-asian="AR PL UKai H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AR PL UKai HK" style:font-size-asian="10.5pt" style:language-asian="zh" style:country-asian="CN" style:font-name-complex="Lohit Hind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asian="AR PL UKai HK" style:font-family-asian="'AR PL UKai HK'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name-asian="AR PL UKai HK" style:font-family-asian="'AR PL UKai HK'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R PL UKai HK" style:font-family-asian="'AR PL UKai HK'" style:font-size-asian="12pt" style:font-name-complex="Lohit Hindi1" style:font-family-complex="'Lohit Hind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</meta:initial-creator>
    <meta:creation-date>2014-09-08T09:29:50.632312614</meta:creation-date>
    <dc:date>2014-09-08T09:44:14.575833358</dc:date>
    <dc:creator>Andrew </dc:creator>
    <meta:editing-duration>PT12M30S</meta:editing-duration>
    <meta:editing-cycles>2</meta:editing-cycles>
    <meta:generator>LibreOffice/4.1.3.2$Linux_X86_64 LibreOffice_project/410m0$Build-2</meta:generator>
    <meta:document-statistic meta:table-count="0" meta:image-count="0" meta:object-count="0" meta:page-count="5" meta:paragraph-count="169" meta:word-count="1038" meta:character-count="5348" meta:non-whitespace-character-count="4320"/>
  </office:meta>
</office:document-meta>
</file>